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30000003325E9A18F.png"/>
  <manifest:file-entry manifest:media-type="image/png" manifest:full-path="Pictures/1000020100000033000000332D6DEC38.png"/>
  <manifest:file-entry manifest:media-type="image/png" manifest:full-path="Pictures/100002010000002700000033F8C4E2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1.12cm"/>
    </style:style>
    <style:style style:name="Tableau1.B" style:family="table-column">
      <style:table-column-properties style:column-width="1.132cm"/>
    </style:style>
    <style:style style:name="Tableau1.C" style:family="table-column">
      <style:table-column-properties style:column-width="4.147cm"/>
    </style:style>
    <style:style style:name="Tableau1.D" style:family="table-column">
      <style:table-column-properties style:column-width="2.542cm"/>
    </style:style>
    <style:style style:name="Tableau1.E" style:family="table-column">
      <style:table-column-properties style:column-width="0.998cm"/>
    </style:style>
    <style:style style:name="Tableau1.1" style:family="table-row">
      <style:table-row-properties style:min-row-height="0.739cm" style:keep-together="true" fo:keep-together="auto"/>
    </style:style>
    <style:style style:name="Tableau1.A1" style:family="table-cell">
      <style:table-cell-properties style:vertical-align="middle" fo:background-color="#c9d200" fo:padding-left="0.191cm" fo:padding-right="0.191cm" fo:padding-top="0cm" fo:padding-bottom="0cm" fo:border="0.018cm solid #00000a">
        <style:background-image/>
      </style:table-cell-properties>
    </style:style>
    <style:style style:name="Tableau1.2" style:family="table-row">
      <style:table-row-properties style:min-row-height="0.192cm" style:keep-together="true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1.4" style:family="table-row">
      <style:table-row-properties style:min-row-height="0.723cm" style:keep-together="true" fo:keep-together="auto"/>
    </style:style>
    <style:style style:name="Tableau1.5" style:family="table-row">
      <style:table-row-properties style:min-row-height="0.718cm" style:keep-together="true" fo:keep-together="auto"/>
    </style:style>
    <style:style style:name="Tableau1.7" style:family="table-row">
      <style:table-row-properties style:min-row-height="0.732cm" style:keep-together="true" fo:keep-together="auto"/>
    </style:style>
    <style:style style:name="Tableau1.8" style:family="table-row">
      <style:table-row-properties style:min-row-height="0.736cm" style:keep-together="true" fo:keep-together="auto"/>
    </style:style>
    <style:style style:name="Tableau1.11" style:family="table-row">
      <style:table-row-properties style:min-row-height="0.51cm" style:keep-together="true" fo:keep-together="auto"/>
    </style:style>
    <style:style style:name="Tableau1.A1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leau1.13" style:family="table-row">
      <style:table-row-properties style:min-row-height="11.52cm" style:keep-together="true" fo:keep-together="auto"/>
    </style:style>
    <style:style style:name="Tableau1.14" style:family="table-row">
      <style:table-row-properties style:min-row-height="0.42cm" style:keep-together="true" fo:keep-together="auto"/>
    </style:style>
    <style:style style:name="Tableau1.A14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leau1.15" style:family="table-row">
      <style:table-row-properties style:min-row-height="1.018cm" style:keep-together="true" fo:keep-together="auto"/>
    </style:style>
    <style:style style:name="Tableau1.A15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30%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fo:line-height="100%" fo:hyphenation-ladder-count="no-limit">
        <style:tab-stops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fo:line-height="100%" fo:hyphenation-ladder-count="no-limit"/>
      <style:text-properties style:font-name="Tahoma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fo:line-height="100%" fo:hyphenation-ladder-count="no-limit"/>
      <style:text-properties style:font-name="Tahoma" fo:language="en" fo:country="GB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fo:line-height="100%" fo:hyphenation-ladder-count="no-limit"/>
      <style:text-properties style:font-name="Tahoma" fo:language="en" fo:country="US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fo:line-height="100%"/>
      <style:text-properties style:font-name="Tahoma" fo:language="en" fo:country="US" style:font-name-complex="Tahoma1"/>
    </style:style>
    <style:style style:name="P10" style:family="paragraph" style:parent-style-name="Standard">
      <style:paragraph-properties fo:margin-top="0cm" fo:margin-bottom="0cm" fo:line-height="100%" fo:hyphenation-ladder-count="no-limit"/>
      <style:text-properties style:font-name="Tahoma" fo:font-style="italic" style:font-name-asian="Times New Roman" style:language-asian="ar" style:country-asian="SA" style:font-style-asian="italic" style:font-name-complex="Tahoma1" fo:hyphenate="false" fo:hyphenation-remain-char-count="2" fo:hyphenation-push-char-count="2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color="#0000ff" style:font-name="Tahoma" fo:font-weight="bold" style:font-name-asian="Times New Roman" style:language-asian="ar" style:country-asian="SA" style:font-weight-asian="bold" style:font-name-complex="Tahoma1" style:font-weight-complex="bold"/>
    </style:style>
    <style:style style:name="T2" style:family="text">
      <style:text-properties fo:color="#0000ff" style:font-name="Tahoma" fo:language="en" fo:country="US" style:font-name-complex="Tahoma1"/>
    </style:style>
    <style:style style:name="T3" style:family="text">
      <style:text-properties fo:color="#0000ff" style:font-name="Lucida Handwriting" fo:font-weight="bold" style:font-name-asian="Times New Roman" style:language-asian="ar" style:country-asian="SA" style:font-weight-asian="bold" style:font-name-complex="Tahoma1" style:font-weight-complex="bold"/>
    </style:style>
    <style:style style:name="T4" style:family="text">
      <style:text-properties fo:color="#0000ff" style:font-name="Lucida Handwriting" fo:language="en" fo:country="GB" style:text-underline-style="solid" style:text-underline-width="auto" style:text-underline-color="font-color" fo:font-weight="bold" style:font-name-asian="Times New Roman" style:language-asian="ar" style:country-asian="SA" style:font-weight-asian="bold" style:font-name-complex="Tahoma1" style:font-weight-complex="bold"/>
    </style:style>
    <style:style style:name="T5" style:family="text">
      <style:text-properties fo:color="#0000ff" style:font-name="Lucida Handwriting" fo:language="en" fo:country="US" style:text-underline-style="solid" style:text-underline-width="auto" style:text-underline-color="font-color" style:font-name-asian="Times New Roman" style:language-asian="ar" style:country-asian="SA" style:font-name-complex="Tahoma1"/>
    </style:style>
    <style:style style:name="T6" style:family="text">
      <style:text-properties fo:color="#0000ff" style:font-name="Lucida Handwriting" fo:language="en" fo:country="US" style:text-underline-style="solid" style:text-underline-width="auto" style:text-underline-color="font-color" fo:font-weight="bold" style:font-weight-asian="bold" style:font-name-complex="Tahoma1"/>
    </style:style>
    <style:style style:name="T7" style:family="text">
      <style:text-properties style:font-name="Tahoma" style:font-name-asian="Times New Roman" style:language-asian="ar" style:country-asian="SA" style:font-name-complex="Tahoma1" style:font-weight-complex="bold"/>
    </style:style>
    <style:style style:name="T8" style:family="text">
      <style:text-properties style:font-name="Tahoma" fo:language="en" fo:country="US" style:font-name-asian="Times New Roman" style:language-asian="ar" style:country-asian="SA" style:font-name-complex="Tahoma1"/>
    </style:style>
    <style:style style:name="T9" style:family="text">
      <style:text-properties style:font-name="Tahoma" fo:language="en" fo:country="US" style:font-name-asian="Times New Roman" style:language-asian="ar" style:country-asian="SA" style:font-name-complex="Tahoma1" style:font-weight-complex="bold"/>
    </style:style>
    <style:style style:name="T10" style:family="text">
      <style:text-properties style:font-name="Tahoma" fo:language="en" fo:country="US" fo:font-weight="bold" style:font-name-asian="Times New Roman" style:language-asian="ar" style:country-asian="SA" style:font-weight-asian="bold" style:font-name-complex="Tahoma1"/>
    </style:style>
    <style:style style:name="T11" style:family="text">
      <style:text-properties style:font-name="Tahoma" fo:language="en" fo:country="US" fo:font-weight="bold" style:font-weight-asian="bold" style:font-name-complex="Tahoma1"/>
    </style:style>
    <style:style style:name="T12" style:family="text">
      <style:text-properties style:font-name="Tahoma" fo:language="en" fo:country="US" style:font-name-complex="Tahoma1"/>
    </style:style>
    <style:style style:name="T13" style:family="text">
      <style:text-properties style:font-name="Tahoma" fo:language="en" fo:country="US" style:text-underline-style="solid" style:text-underline-width="auto" style:text-underline-color="font-color" style:font-name-complex="Tahoma1"/>
    </style:style>
    <style:style style:name="T14" style:family="text">
      <style:text-properties style:font-name="Tahoma" fo:font-style="italic" style:font-style-asian="italic" style:font-name-complex="Tahoma1"/>
    </style:style>
    <style:style style:name="T15" style:family="text">
      <style:text-properties style:font-name="Tahoma" fo:font-style="italic" style:font-name-asian="Times New Roman" style:language-asian="ar" style:country-asian="SA" style:font-style-asian="italic" style:font-name-complex="Tahoma1"/>
    </style:style>
    <style:style style:name="T16" style:family="text">
      <style:text-properties style:font-name="Tahoma" fo:font-style="italic" fo:font-weight="bold" style:font-style-asian="italic" style:font-weight-asian="bold" style:font-name-complex="Tahoma1"/>
    </style:style>
    <style:style style:name="T17" style:family="text">
      <style:text-properties style:font-name="Tahoma" fo:language="en" fo:country="GB" style:font-name-asian="Times New Roman" style:language-asian="ar" style:country-asian="SA" style:font-name-complex="Tahoma1" style:font-weight-complex="bold"/>
    </style:style>
    <style:style style:name="T18" style:family="text">
      <style:text-properties style:font-name="Tahoma" fo:language="en" fo:country="GB" style:text-underline-style="solid" style:text-underline-width="auto" style:text-underline-color="font-color" fo:font-weight="bold" style:font-name-asian="Times New Roman" style:language-asian="ar" style:country-asian="SA" style:font-weight-asian="bold" style:font-name-complex="Tahoma1" style:font-weight-complex="bold"/>
    </style:style>
    <style:style style:name="T19" style:family="text">
      <style:text-properties style:font-name="Tahoma" fo:font-weight="bold" style:font-weight-asian="bold" style:font-name-complex="Tahoma1" style:font-size-complex="12pt"/>
    </style:style>
    <style:style style:name="T20" style:family="text">
      <style:text-properties style:font-name="Tahoma" fo:font-size="12pt" fo:font-weight="bold" style:font-name-asian="Times New Roman" style:font-size-asian="12pt" style:language-asian="ar" style:country-asian="SA" style:font-weight-asian="bold" style:font-name-complex="Tahoma1" style:font-size-complex="12pt"/>
    </style:style>
    <style:style style:name="T21" style:family="text">
      <style:text-properties fo:language="en" fo:country="US" style:font-name-complex="Calibri1"/>
    </style:style>
    <style:style style:name="T22" style:family="text">
      <style:text-properties fo:color="#000000" style:font-name="Tahoma" fo:font-style="italic" style:font-style-asian="italic" style:font-name-complex="Tahoma1" style:font-style-complex="italic"/>
    </style:style>
    <style:style style:name="T23" style:family="text">
      <style:text-properties fo:color="#000000" style:font-name="Tahoma" fo:font-style="italic" style:font-style-asian="italic" style:font-name-complex="Tahoma1" style:font-style-complex="italic" style:font-weight-complex="bold"/>
    </style:style>
    <style:style style:name="T24" style:family="text">
      <style:text-properties fo:color="#000000" style:font-name="Tahoma" fo:font-style="italic" fo:font-weight="bold" style:font-style-asian="italic" style:font-weight-asian="bold" style:font-name-complex="Tahoma1" style:font-style-complex="italic"/>
    </style:style>
    <style:style style:name="T25" style:family="text">
      <style:text-properties fo:color="#000000" style:font-name="Tahoma" fo:language="en" fo:country="US" style:font-name-asian="Times New Roman" style:language-asian="ar" style:country-asian="SA" style:font-name-complex="Tahoma1"/>
    </style:style>
    <style:style style:name="T26" style:family="text">
      <style:text-properties fo:color="#ffffff" style:font-name="Tahoma" fo:language="en" fo:country="GB" style:text-underline-style="solid" style:text-underline-width="auto" style:text-underline-color="font-color" fo:font-weight="bold" style:font-name-asian="Times New Roman" style:language-asian="ar" style:country-asian="SA" style:font-weight-asian="bold" style:font-name-complex="Tahoma1" style:font-weight-complex="bold"/>
    </style:style>
    <style:style style:name="T27" style:family="text">
      <style:text-properties fo:color="#ffffff" style:font-name="Lucida Handwriting" fo:language="en" fo:country="GB" style:text-underline-style="solid" style:text-underline-width="auto" style:text-underline-color="font-color" fo:font-weight="bold" style:font-name-asian="Times New Roman" style:language-asian="ar" style:country-asian="SA" style:font-weight-asian="bold" style:font-name-complex="Tahoma1" style:font-weight-complex="bold"/>
    </style:style>
    <style:style style:name="T28" style:family="text">
      <style:text-properties fo:color="#ffffff" style:font-name="Lucida Handwriting" fo:language="en" fo:country="US" style:text-underline-style="solid" style:text-underline-width="auto" style:text-underline-color="font-color" style:font-name-asian="Times New Roman" style:language-asian="ar" style:country-asian="SA" style:font-name-complex="Tahoma1"/>
    </style:style>
    <style:style style:name="T29" style:family="text">
      <style:text-properties fo:color="#cc2e4f" style:font-name="Tahoma" style:font-name-complex="Tahoma1"/>
    </style:style>
    <style:style style:name="T30" style:family="text">
      <style:text-properties fo:color="#cc2e4f" style:font-name="Tahoma" fo:font-weight="bold" style:font-weight-asian="bold" style:font-name-complex="Tahoma1"/>
    </style:style>
    <style:style style:name="T31" style:family="text">
      <style:text-properties fo:color="#cc2e4f" style:font-name="Tahoma" fo:font-style="italic" style:font-style-asian="italic" style:font-name-complex="Tahoma1"/>
    </style:style>
    <style:style style:name="T32" style:family="text">
      <style:text-properties fo:color="#cc2e4f" style:font-name="Tahoma" fo:font-style="italic" style:font-style-asian="italic" style:font-name-complex="Tahoma1" style:font-style-complex="italic"/>
    </style:style>
    <style:style style:name="T33" style:family="text">
      <style:text-properties fo:color="#cc2e4f" style:font-name="Tahoma" fo:language="en" fo:country="US" fo:font-weight="bold" style:font-weight-asian="bold" style:font-name-complex="Tahoma1"/>
    </style:style>
    <style:style style:name="T34" style:family="text">
      <style:text-properties fo:color="#cc2e4f" style:font-name="Tahoma" fo:language="en" fo:country="US" fo:font-weight="bold" style:font-weight-asian="bold" style:font-name-complex="Tahoma1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41" draw:style-name="gr1" draw:text-style-name="P11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" draw:name="Picture 63" draw:style-name="gr1" draw:text-style-name="P11" svg:width="0.738cm" svg:height="0.738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4" draw:name="Picture 41" draw:style-name="gr1" draw:text-style-name="P11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6" draw:name="Picture 63" draw:style-name="gr1" draw:text-style-name="P11" svg:width="0.738cm" svg:height="0.738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8" draw:name="Picture 62" draw:style-name="gr1" draw:text-style-name="P11" svg:width="0.738cm" svg:height="0.738cm" svg:x="0cm" svg:y="0cm">
        <draw:image xlink:href="Pictures/1000020100000033000000332D6DEC38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3"><draw:frame draw:style-name="fr1" text:anchor-type="as-char" svg:width="0.661cm" svg:height="0.868cm" draw:z-index="1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1.A1" office:value-type="string">
            <text:p text:style-name="P4"><text:span text:style-name="T10">A. Before</text:span><text:span text:style-name="T11"> you listen,</text:span><text:span text:style-name="T12"> complete the English words using </text:span><text:span text:style-name="T11">a e i o u</text:span><text:span text:style-name="T12">, and then match the translations. </text:span><text:span text:style-name="T14">Avant d’écouter, complétez les mots en anglais avec les voyelles puis reliez les mots aux traductions</text:span>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17">1)</text:span></text:p>
          </table:table-cell>
          <table:table-cell table:style-name="Tableau1.A2" office:value-type="string">
            <text:p text:style-name="P4"><text:span text:style-name="T3"><text:s/>f</text:span></text:p>
          </table:table-cell>
          <table:table-cell table:style-name="Tableau1.A2" table:number-columns-spanned="2" office:value-type="string">
            <text:p text:style-name="P4"><text:span text:style-name="T17">c <text:s/></text:span><text:span text:style-name="T4">o</text:span><text:span text:style-name="T17"> <text:s text:c="2"/>n <text:s/>c <text:s/></text:span><text:span text:style-name="T4">e</text:span><text:span text:style-name="T17"> <text:s/>r <text:s/>n</text:span></text:p>
          </table:table-cell>
          <table:covered-table-cell/>
          <table:table-cell table:style-name="Tableau1.A2" office:value-type="string">
            <text:p text:style-name="P4"><text:span text:style-name="T8">a)</text:span></text:p>
          </table:table-cell>
          <table:table-cell table:style-name="Tableau1.A2" table:number-columns-spanned="0" office:value-type="string">
            <text:p text:style-name="Standard"><text:span text:style-name="T23">se débarrasser </text:span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7">2)</text:span></text:p>
          </table:table-cell>
          <table:table-cell table:style-name="Tableau1.A2" office:value-type="string">
            <text:p text:style-name="P4"><text:span text:style-name="T3"><text:s/>a</text:span></text:p>
          </table:table-cell>
          <table:table-cell table:style-name="Tableau1.A2" table:number-columns-spanned="2" office:value-type="string">
            <text:p text:style-name="P4"><text:span text:style-name="T17">g <text:s/></text:span><text:span text:style-name="T18">e</text:span><text:span text:style-name="T26"> </text:span><text:span text:style-name="T17">t <text:s/>/ <text:s/>r id</text:span></text:p>
          </table:table-cell>
          <table:covered-table-cell/>
          <table:table-cell table:style-name="Tableau1.A2" office:value-type="string">
            <text:p text:style-name="P4"><text:span text:style-name="T8">b)</text:span></text:p>
          </table:table-cell>
          <table:table-cell table:style-name="Tableau1.A2" table:number-columns-spanned="0" office:value-type="string">
            <text:p text:style-name="Standard"><text:span text:style-name="T22">se propage</text:span></text:p>
          </table:table-cell>
        </table:table-row>
        <table:table-row table:style-name="Tableau1.4">
          <table:table-cell table:style-name="Tableau1.A2" office:value-type="string">
            <text:p text:style-name="P4"><text:span text:style-name="T7">3)</text:span></text:p>
          </table:table-cell>
          <table:table-cell table:style-name="Tableau1.A2" office:value-type="string">
            <text:p text:style-name="P6">c</text:p>
          </table:table-cell>
          <table:table-cell table:style-name="Tableau1.A2" table:number-columns-spanned="2" office:value-type="string">
            <text:p text:style-name="P4"><text:span text:style-name="T8">h <text:s/>e l <text:s/>p <text:s/>/ <text:s/>m <text:s/>e / <text:s/>o u <text:s/>t</text:span></text:p>
          </table:table-cell>
          <table:covered-table-cell/>
          <table:table-cell table:style-name="Tableau1.A2" office:value-type="string">
            <text:p text:style-name="P4"><text:span text:style-name="T8">c)</text:span></text:p>
          </table:table-cell>
          <table:table-cell table:style-name="Tableau1.A2" table:number-columns-spanned="0" office:value-type="string">
            <text:p text:style-name="Standard"><text:span text:style-name="T22">me dépanner</text:span></text:p>
          </table:table-cell>
        </table:table-row>
        <table:table-row table:style-name="Tableau1.5">
          <table:table-cell table:style-name="Tableau1.A2" office:value-type="string">
            <text:p text:style-name="P4"><text:span text:style-name="T17">4)</text:span></text:p>
          </table:table-cell>
          <table:table-cell table:style-name="Tableau1.A2" office:value-type="string">
            <text:p text:style-name="P7">d</text:p>
          </table:table-cell>
          <table:table-cell table:style-name="Tableau1.A2" table:number-columns-spanned="2" office:value-type="string">
            <text:p text:style-name="P4"><text:span text:style-name="T5">I </text:span><text:span text:style-name="T28"><text:s text:c="2"/></text:span><text:span text:style-name="T25">/ <text:s/>a <text:s/>m <text:s/>/ <text:s/></text:span><text:span text:style-name="T8">w o r <text:s/>r I e <text:s/>d</text:span></text:p>
          </table:table-cell>
          <table:covered-table-cell/>
          <table:table-cell table:style-name="Tableau1.A2" office:value-type="string">
            <text:p text:style-name="P4"><text:span text:style-name="T8">d)</text:span></text:p>
          </table:table-cell>
          <table:table-cell table:style-name="Tableau1.A2" table:number-columns-spanned="0" office:value-type="string">
            <text:p text:style-name="Standard"><text:span text:style-name="T22">je crains que</text:span></text:p>
          </table:table-cell>
        </table:table-row>
        <table:table-row table:style-name="Tableau1.5">
          <table:table-cell table:style-name="Tableau1.A2" office:value-type="string">
            <text:p text:style-name="P4"><text:span text:style-name="T17">5)</text:span></text:p>
          </table:table-cell>
          <table:table-cell table:style-name="Tableau1.A2" office:value-type="string">
            <text:p text:style-name="P7">g</text:p>
          </table:table-cell>
          <table:table-cell table:style-name="Tableau1.A2" table:number-columns-spanned="2" office:value-type="string">
            <text:p text:style-name="P4"><text:span text:style-name="T8">p <text:s/>i <text:s/>c <text:s/>k <text:s/>e d <text:s/>/ u <text:s/>p</text:span></text:p>
          </table:table-cell>
          <table:covered-table-cell/>
          <table:table-cell table:style-name="Tableau1.A2" office:value-type="string">
            <text:p text:style-name="P4"><text:span text:style-name="T8">e)</text:span></text:p>
          </table:table-cell>
          <table:table-cell table:style-name="Tableau1.A2" table:number-columns-spanned="0" office:value-type="string">
            <text:p text:style-name="Standard"><text:span text:style-name="T22">forfait</text:span></text:p>
          </table:table-cell>
        </table:table-row>
        <table:table-row table:style-name="Tableau1.7">
          <table:table-cell table:style-name="Tableau1.A2" office:value-type="string">
            <text:p text:style-name="P4"><text:span text:style-name="T17">6)</text:span></text:p>
          </table:table-cell>
          <table:table-cell table:style-name="Tableau1.A2" office:value-type="string">
            <text:p text:style-name="P7">e</text:p>
          </table:table-cell>
          <table:table-cell table:style-name="Tableau1.A2" table:number-columns-spanned="2" office:value-type="string">
            <text:p text:style-name="P4"><text:span text:style-name="T8">p <text:s/>a c <text:s/>k <text:s/>a <text:s/>g <text:s/>e</text:span></text:p>
          </table:table-cell>
          <table:covered-table-cell/>
          <table:table-cell table:style-name="Tableau1.A2" office:value-type="string">
            <text:p text:style-name="P4"><text:span text:style-name="T10">f)</text:span></text:p>
          </table:table-cell>
          <table:table-cell table:style-name="Tableau1.A2" table:number-columns-spanned="0" office:value-type="string">
            <text:p text:style-name="Standard"><text:span text:style-name="T24">concerne</text:span></text:p>
          </table:table-cell>
        </table:table-row>
        <table:table-row table:style-name="Tableau1.8">
          <table:table-cell table:style-name="Tableau1.A2" office:value-type="string">
            <text:p text:style-name="P4"><text:span text:style-name="T9">7)</text:span></text:p>
          </table:table-cell>
          <table:table-cell table:style-name="Tableau1.A2" office:value-type="string">
            <text:p text:style-name="P8">h</text:p>
          </table:table-cell>
          <table:table-cell table:style-name="Tableau1.A2" table:number-columns-spanned="2" office:value-type="string">
            <text:p text:style-name="P4"><text:span text:style-name="T9">p <text:s/>u r <text:s/>c <text:s/>h <text:s/>a <text:s/>s <text:s/>e <text:s/>d</text:span></text:p>
          </table:table-cell>
          <table:covered-table-cell/>
          <table:table-cell table:style-name="Tableau1.A2" office:value-type="string">
            <text:p text:style-name="P4"><text:span text:style-name="T8">g)</text:span></text:p>
          </table:table-cell>
          <table:table-cell table:style-name="Tableau1.A2" table:number-columns-spanned="0" office:value-type="string">
            <text:p text:style-name="Standard"><text:span text:style-name="T22">attrapé</text:span></text:p>
          </table:table-cell>
        </table:table-row>
        <table:table-row table:style-name="Tableau1.5">
          <table:table-cell table:style-name="Tableau1.A2" office:value-type="string">
            <text:p text:style-name="P4"><text:span text:style-name="T17">8)</text:span></text:p>
          </table:table-cell>
          <table:table-cell table:style-name="Tableau1.A2" office:value-type="string">
            <text:p text:style-name="P7">b</text:p>
          </table:table-cell>
          <table:table-cell table:style-name="Tableau1.A2" table:number-columns-spanned="2" office:value-type="string">
            <text:p text:style-name="P4"><text:span text:style-name="T8">s <text:s/>p <text:s/>r <text:s/>e <text:s/>a <text:s/>d</text:span></text:p>
          </table:table-cell>
          <table:covered-table-cell/>
          <table:table-cell table:style-name="Tableau1.A2" office:value-type="string">
            <text:p text:style-name="P4"><text:span text:style-name="T8">h)</text:span></text:p>
          </table:table-cell>
          <table:table-cell table:style-name="Tableau1.A2" table:number-columns-spanned="0" office:value-type="string">
            <text:p text:style-name="Standard"><text:span text:style-name="T22">acheté</text:span></text:p>
          </table:table-cell>
        </table:table-row>
        <table:table-row table:style-name="Tableau1.2">
          <table:table-cell table:style-name="Tableau1.A2" office:value-type="string">
            <text:p text:style-name="P4"><draw:frame draw:style-name="fr1" text:anchor-type="as-char" svg:width="0.737cm" svg:height="0.737cm" draw:z-index="3"><draw:image xlink:href="Pictures/10000201000000330000003325E9A18F.png" xlink:type="simple" xlink:show="embed" xlink:actuate="onLoad"/></draw:frame></text:p>
          </table:table-cell>
          <table:table-cell table:style-name="Tableau1.A2" table:number-columns-spanned="2" office:value-type="string">
            <text:p text:style-name="P2"><text:span text:style-name="T30">Check the answer key</text:span><text:span text:style-name="T29">. </text:span></text:p>
            <text:p text:style-name="P4"><text:span text:style-name="T31">Vérifiez vos réponses à l’aide du corrigé en fin de partie.</text:span></text:p>
          </table:table-cell>
          <table:covered-table-cell/>
        </table:table-row>
        <table:table-row table:style-name="Tableau1.11">
          <table:table-cell table:style-name="Tableau1.A1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au1.5">
          <table:table-cell table:style-name="Tableau1.A1" table:number-columns-spanned="2" office:value-type="string">
            <text:p text:style-name="P3"><draw:frame draw:style-name="fr1" text:anchor-type="as-char" svg:width="0.661cm" svg:height="0.868cm" draw:z-index="5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1.A1" office:value-type="string">
            <text:p text:style-name="P5"><text:span text:style-name="T10">B. </text:span><text:span text:style-name="T8">Using</text:span><text:span text:style-name="T12"> the words from </text:span><text:span text:style-name="T11">A</text:span><text:span text:style-name="T12">, complete the email below. </text:span></text:p>
            <text:p text:style-name="P4"><text:span text:style-name="T14">En utilisant les mots de l’exercice </text:span><text:span text:style-name="T16">A</text:span><text:span text:style-name="T14">, complétez l’email ci-dessous.</text:span></text:p>
          </table:table-cell>
        </table:table-row>
        <table:table-row table:style-name="Tableau1.13">
          <table:table-cell table:style-name="Tableau1.A2" table:number-columns-spanned="3" office:value-type="string">
            <text:p text:style-name="P1"><text:span text:style-name="T12">Reply <text:s text:c="5"/>Reply All <text:s text:c="5"/>Forward <text:s text:c="6"/>Delete <text:s text:c="6"/>Save <text:s text:c="7"/>Print <text:s text:c="36"/></text:span><text:span text:style-name="T11">X<text:line-break/></text:span><text:span text:style-name="T12">Subject: </text:span><text:span text:style-name="T11">Virus help! <text:line-break/></text:span><text:span text:style-name="T12"> <text:s text:c="3"/>From:</text:span><text:span text:style-name="T11"> Robert Mitchum [robby.accounts@kpmj.co.uk]<text:line-break/></text:span><text:span text:style-name="T12"> <text:s text:c="8"/>To : </text:span><text:span text:style-name="T11">IT Support [itsupport@afpa.com]</text:span><text:span text:style-name="T21"><text:line-break/></text:span><text:span text:style-name="T12">To whom it may </text:span><text:span text:style-name="T2">_______</text:span><text:span text:style-name="T6">concern</text:span><text:span text:style-name="T2">________, </text:span></text:p>
            <text:p text:style-name="P1"><text:span text:style-name="T12">I am writing to you to report a problem with my computer. It seems to have ____picked up____________ a virus and I am unsure of how to </text:span><text:span text:style-name="T2">__</text:span><text:span text:style-name="T13">__get rid of_</text:span><text:span text:style-name="T2">__ </text:span><text:span text:style-name="T12">of it. I did buy an anti-virus software ______package_____ when I ______purchased_______ the computer but clearly this was not enough to protect my computer.</text:span></text:p>
            <text:p text:style-name="P1"><text:span text:style-name="T12">__________i am worried_____________ that, if I do not act fast, the virus may _______spread____ to other parts of my computer so I would appreciate it if you could <text:s/>_______help me out_____ as soon as possible. </text:span></text:p>
            <text:p text:style-name="P1"><text:span text:style-name="T12">Thanks in advance and I look forward to reading your response. <text:line-break/>Yours faithfully,</text:span></text:p>
            <text:p text:style-name="P1"><text:span text:style-name="T12">Robert Mitchum</text:span></text:p>
          </table:table-cell>
          <table:covered-table-cell/>
          <table:covered-table-cell/>
        </table:table-row>
        <table:table-row table:style-name="Tableau1.14">
          <table:table-cell table:style-name="Tableau1.A14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au1.15">
          <table:table-cell table:style-name="Tableau1.A15" table:number-columns-spanned="2" office:value-type="string">
            <text:p text:style-name="P3"><draw:frame draw:style-name="fr1" text:anchor-type="as-char" svg:width="0.737cm" svg:height="0.737cm" draw:z-index="7"><draw:image xlink:href="Pictures/10000201000000330000003325E9A18F.png" xlink:type="simple" xlink:show="embed" xlink:actuate="onLoad"/></draw:frame><draw:frame draw:style-name="fr1" text:anchor-type="as-char" svg:width="0.739cm" svg:height="0.739cm" draw:z-index="9"><draw:image xlink:href="Pictures/1000020100000033000000332D6DEC38.png" xlink:type="simple" xlink:show="embed" xlink:actuate="onLoad"/></draw:frame></text:p>
          </table:table-cell>
          <table:covered-table-cell/>
          <table:table-cell table:style-name="Tableau1.A15" office:value-type="string">
            <text:p text:style-name="P5"><text:span text:style-name="T33">Listen to Audio Clip 01 </text:span><text:span text:style-name="T34">and check your answers. <text:s text:c="42"/></text:span><text:span text:style-name="T32">En écoutant le fichier audio 01, vérifiez vos réponses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fr" style:country-asian="FR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gros Claire</meta:initial-creator>
    <dc:creator>Kévin Bosseman</dc:creator>
    <meta:editing-cycles>1</meta:editing-cycles>
    <meta:creation-date>2020-06-10T13:30:00</meta:creation-date>
    <dc:date>2024-02-26T10:42:49.68</dc:date>
    <meta:editing-duration>PT1S</meta:editing-duration>
    <meta:generator>OpenOffice/4.1.15$Win32 OpenOffice.org_project/4115m2$Build-9813</meta:generator>
    <meta:document-statistic meta:table-count="1" meta:image-count="5" meta:object-count="0" meta:page-count="1" meta:paragraph-count="55" meta:word-count="321" meta:character-count="1730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